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 Design Schedule</text:p>
      <text:p text:style-name="Standard"/>
      <text:p text:style-name="Standard">11/13 – Terrain Typography</text:p>
      <text:p text:style-name="Standard">12/13 – Terrain Textures</text:p>
      <text:p text:style-name="Standard">2/14 <text:s/>- People Textures</text:p>
      <text:p text:style-name="Standard">4/14 – Tools + Item Textures</text:p>
      <text:p text:style-name="Standard">5/14 – Animals + Hous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33S</meta:editing-duration>
    <meta:editing-cycles>3</meta:editing-cycles>
    <meta:generator>OpenOffice/4.0.0$Win32 OpenOffice.org_project/400m3$Build-9702</meta:generator>
    <dc:date>2013-10-29T09:54:39.12</dc:date>
    <meta:document-statistic meta:table-count="0" meta:image-count="0" meta:object-count="0" meta:page-count="1" meta:paragraph-count="6" meta:word-count="26" meta:character-count="147"/>
    <dc:creator>Nate Schultz</dc:creator>
    <meta:user-defined meta:name="Info 1"/>
    <meta:user-defined meta:name="Info 2"/>
    <meta:user-defined meta:name="Info 3"/>
    <meta:user-defined meta:name="Info 4"/>
  </office:meta>
</office:document-meta>
</file>